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flichtenheft" style:family="table">
      <style:table-properties style:width="6.9271in" fo:margin-left="0in" table:align="left"/>
    </style:style>
    <style:style style:name="Pflichtenheft.A" style:family="table-column">
      <style:table-column-properties style:column-width="1.7813in"/>
    </style:style>
    <style:style style:name="Pflichtenheft.B" style:family="table-column">
      <style:table-column-properties style:column-width="5.1458in"/>
    </style:style>
    <style:style style:name="Pflichtenheft.1" style:family="table-row">
      <style:table-row-properties style:min-row-height="0.9236in"/>
    </style:style>
    <style:style style:name="Pflichtenheft.A1" style:family="table-cell">
      <style:table-cell-properties fo:padding="0.0382in" fo:border-left="0.05pt solid #000000" fo:border-right="none" fo:border-top="0.05pt solid #000000" fo:border-bottom="0.05pt solid #000000"/>
    </style:style>
    <style:style style:name="Pflichtenheft.B1" style:family="table-cell">
      <style:table-cell-properties fo:padding="0.0382in" fo:border="0.05pt solid #000000"/>
    </style:style>
    <style:style style:name="Pflichtenheft.2" style:family="table-row">
      <style:table-row-properties style:min-row-height="9.4306in"/>
    </style:style>
    <style:style style:name="Pflichtenheft.A2" style:family="table-cell">
      <style:table-cell-properties fo:padding="0.0382in" fo:border-left="0.05pt solid #000000" fo:border-right="none" fo:border-top="none" fo:border-bottom="0.05pt solid #000000"/>
    </style:style>
    <style:style style:name="Pflichtenheft.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20pt" fo:language="de" fo:country="DE" style:text-underline-style="solid" style:text-underline-width="auto" style:text-underline-color="font-color" fo:font-weight="bold" officeooo:rsid="00057a77" officeooo:paragraph-rsid="00057a77" style:font-size-asian="20pt" style:font-weight-asian="bold" style:font-size-complex="20pt" style:font-weight-complex="bold"/>
    </style:style>
    <style:style style:name="P2" style:family="paragraph" style:parent-style-name="Table_20_Contents">
      <style:text-properties fo:language="de" fo:country="DE" officeooo:rsid="00057a77" officeooo:paragraph-rsid="00057a77"/>
    </style:style>
    <style:style style:name="P3" style:family="paragraph" style:parent-style-name="Table_20_Contents">
      <style:text-properties fo:language="de" fo:country="DE" officeooo:rsid="00064b04" officeooo:paragraph-rsid="00064b04"/>
    </style:style>
    <style:style style:name="P4" style:family="paragraph" style:parent-style-name="Table_20_Contents">
      <style:text-properties fo:language="de" fo:country="DE" officeooo:rsid="0006eb7a" officeooo:paragraph-rsid="0006eb7a"/>
    </style:style>
    <style:style style:name="P5" style:family="paragraph" style:parent-style-name="Table_20_Contents">
      <style:text-properties fo:language="de" fo:country="DE" officeooo:rsid="000af145" officeooo:paragraph-rsid="000af145"/>
    </style:style>
    <style:style style:name="P6" style:family="paragraph" style:parent-style-name="Table_20_Contents">
      <style:text-properties fo:language="de" fo:country="DE" officeooo:rsid="000af145" officeooo:paragraph-rsid="00138408"/>
    </style:style>
    <style:style style:name="P7" style:family="paragraph" style:parent-style-name="Table_20_Contents">
      <style:text-properties fo:language="de" fo:country="DE" officeooo:rsid="00138408" officeooo:paragraph-rsid="00138408"/>
    </style:style>
    <style:style style:name="P8" style:family="paragraph" style:parent-style-name="Table_20_Contents">
      <style:text-properties fo:language="de" fo:country="DE" fo:font-weight="normal" officeooo:rsid="00138408" officeooo:paragraph-rsid="00138408" style:font-weight-asian="normal" style:font-weight-complex="normal"/>
    </style:style>
    <style:style style:name="P9" style:family="paragraph" style:parent-style-name="Table_20_Contents">
      <style:text-properties fo:language="de" fo:country="DE" fo:font-weight="normal" officeooo:rsid="000e3142" officeooo:paragraph-rsid="000e3142" style:font-weight-asian="normal" style:font-weight-complex="normal"/>
    </style:style>
    <style:style style:name="P10" style:family="paragraph" style:parent-style-name="Table_20_Contents">
      <style:text-properties fo:language="de" fo:country="DE" fo:font-weight="bold" officeooo:rsid="00057a77" officeooo:paragraph-rsid="00057a77" style:font-weight-asian="bold" style:font-weight-complex="bold"/>
    </style:style>
    <style:style style:name="P11" style:family="paragraph" style:parent-style-name="Table_20_Contents">
      <style:text-properties fo:language="de" fo:country="DE" fo:font-weight="bold" officeooo:rsid="000af145" officeooo:paragraph-rsid="000af145" style:font-weight-asian="bold" style:font-weight-complex="bold"/>
    </style:style>
    <style:style style:name="P12" style:family="paragraph" style:parent-style-name="Table_20_Contents">
      <style:text-properties fo:language="de" fo:country="DE" officeooo:rsid="0009fbe0" officeooo:paragraph-rsid="0009fbe0"/>
    </style:style>
    <style:style style:name="P13" style:family="paragraph" style:parent-style-name="Table_20_Contents">
      <style:text-properties fo:language="de" fo:country="DE" officeooo:rsid="001473c4" officeooo:paragraph-rsid="001473c4"/>
    </style:style>
    <style:style style:name="P14" style:family="paragraph" style:parent-style-name="Table_20_Contents">
      <style:text-properties fo:language="de" fo:country="DE" officeooo:rsid="001622af" officeooo:paragraph-rsid="001622af"/>
    </style:style>
    <style:style style:name="P15" style:family="paragraph" style:parent-style-name="Table_20_Contents">
      <style:text-properties fo:language="de" fo:country="DE" officeooo:rsid="0010381b" officeooo:paragraph-rsid="0010381b"/>
    </style:style>
    <style:style style:name="P16" style:family="paragraph" style:parent-style-name="Table_20_Contents">
      <style:text-properties fo:language="de" fo:country="DE" officeooo:rsid="000e3142" officeooo:paragraph-rsid="000e3142"/>
    </style:style>
    <style:style style:name="P17" style:family="paragraph" style:parent-style-name="Table_20_Contents">
      <style:text-properties fo:language="de" fo:country="DE" officeooo:rsid="00178668" officeooo:paragraph-rsid="00178668"/>
    </style:style>
    <style:style style:name="P18" style:family="paragraph" style:parent-style-name="Table_20_Contents">
      <style:text-properties fo:language="de" fo:country="DE" officeooo:rsid="00197d23" officeooo:paragraph-rsid="00197d23"/>
    </style:style>
    <style:style style:name="P19" style:family="paragraph" style:parent-style-name="Table_20_Contents">
      <style:text-properties fo:language="de" fo:country="DE" officeooo:rsid="001b6ebb" officeooo:paragraph-rsid="001b6ebb"/>
    </style:style>
    <style:style style:name="P20" style:family="paragraph" style:parent-style-name="Table_20_Contents">
      <style:text-properties fo:language="de" fo:country="DE" fo:font-weight="normal" officeooo:rsid="000cc6d9" officeooo:paragraph-rsid="001d046d" style:font-weight-asian="normal" style:font-weight-complex="normal"/>
    </style:style>
    <style:style style:name="P21" style:family="paragraph" style:parent-style-name="Table_20_Contents">
      <style:text-properties fo:language="de" fo:country="DE" fo:font-weight="normal" officeooo:rsid="000daff4" officeooo:paragraph-rsid="001d046d" style:font-weight-asian="normal" style:font-weight-complex="normal"/>
    </style:style>
    <style:style style:name="P22" style:family="paragraph" style:parent-style-name="Table_20_Contents">
      <style:text-properties fo:language="de" fo:country="DE" fo:font-weight="normal" officeooo:rsid="001e3b23" officeooo:paragraph-rsid="001e3b23" style:font-weight-asian="normal" style:font-weight-complex="normal"/>
    </style:style>
    <style:style style:name="P23" style:family="paragraph" style:parent-style-name="Table_20_Contents">
      <style:text-properties fo:language="de" fo:country="DE" fo:font-weight="normal" officeooo:rsid="001ff561" officeooo:paragraph-rsid="001ff561" style:font-weight-asian="normal" style:font-weight-complex="normal"/>
    </style:style>
    <style:style style:name="P24" style:family="paragraph" style:parent-style-name="Table_20_Contents">
      <style:text-properties fo:language="de" fo:country="DE" fo:font-weight="normal" officeooo:rsid="002598a9" officeooo:paragraph-rsid="002598a9" style:font-weight-asian="normal" style:font-weight-complex="normal"/>
    </style:style>
    <style:style style:name="P25" style:family="paragraph" style:parent-style-name="Table_20_Contents">
      <style:text-properties fo:language="de" fo:country="DE" fo:font-weight="normal" officeooo:rsid="0026c935" officeooo:paragraph-rsid="0026c935" style:font-weight-asian="normal" style:font-weight-complex="normal"/>
    </style:style>
    <style:style style:name="P26" style:family="paragraph" style:parent-style-name="Table_20_Contents">
      <style:text-properties fo:language="de" fo:country="DE" fo:font-weight="normal" officeooo:rsid="0028951e" officeooo:paragraph-rsid="0028951e" style:font-weight-asian="normal" style:font-weight-complex="normal"/>
    </style:style>
    <style:style style:name="P27" style:family="paragraph" style:parent-style-name="Table_20_Contents">
      <style:text-properties fo:language="de" fo:country="DE" fo:font-weight="bold" officeooo:rsid="000af145" officeooo:paragraph-rsid="000af145" style:font-weight-asian="bold" style:font-weight-complex="bold"/>
    </style:style>
    <style:style style:name="P28" style:family="paragraph" style:parent-style-name="Table_20_Contents">
      <style:text-properties fo:language="de" fo:country="DE" fo:font-weight="bold" officeooo:rsid="000af145" officeooo:paragraph-rsid="00138408" style:font-weight-asian="bold" style:font-weight-complex="bold"/>
    </style:style>
    <style:style style:name="P29" style:family="paragraph" style:parent-style-name="Table_20_Contents">
      <style:text-properties fo:language="de" fo:country="DE" fo:font-weight="bold" officeooo:rsid="001e3b23" officeooo:paragraph-rsid="000af145" style:font-weight-asian="bold" style:font-weight-complex="bold"/>
    </style:style>
    <style:style style:name="P30" style:family="paragraph" style:parent-style-name="Table_20_Contents">
      <style:text-properties fo:language="de" fo:country="DE" fo:font-weight="bold" officeooo:rsid="00057a77" officeooo:paragraph-rsid="00057a77" style:font-weight-asian="bold" style:font-weight-complex="bold"/>
    </style:style>
    <style:style style:name="P31" style:family="paragraph" style:parent-style-name="Table_20_Contents">
      <style:text-properties fo:language="de" fo:country="DE" fo:font-weight="bold" officeooo:rsid="002598a9" officeooo:paragraph-rsid="002598a9" style:font-weight-asian="bold" style:font-weight-complex="bold"/>
    </style:style>
    <style:style style:name="P32" style:family="paragraph" style:parent-style-name="Table_20_Contents" style:list-style-name="L1">
      <style:text-properties fo:language="de" fo:country="DE" officeooo:rsid="000af145" officeooo:paragraph-rsid="000af145"/>
    </style:style>
    <style:style style:name="P33" style:family="paragraph" style:parent-style-name="Table_20_Contents">
      <style:text-properties fo:language="de" fo:country="DE" officeooo:rsid="000af145" officeooo:paragraph-rsid="00138408"/>
    </style:style>
    <style:style style:name="P34" style:family="paragraph" style:parent-style-name="Table_20_Contents">
      <style:text-properties fo:language="de" fo:country="DE" officeooo:rsid="000af145" officeooo:paragraph-rsid="000af145"/>
    </style:style>
    <style:style style:name="P35" style:family="paragraph" style:parent-style-name="Table_20_Contents" style:list-style-name="L1">
      <style:text-properties fo:language="de" fo:country="DE" officeooo:rsid="000e3142" officeooo:paragraph-rsid="000e3142"/>
    </style:style>
    <style:style style:name="P36" style:family="paragraph" style:parent-style-name="Table_20_Contents">
      <style:text-properties fo:language="de" fo:country="DE" officeooo:rsid="000e3142" officeooo:paragraph-rsid="000e3142"/>
    </style:style>
    <style:style style:name="P37" style:family="paragraph" style:parent-style-name="Table_20_Contents">
      <style:text-properties fo:language="de" fo:country="DE" officeooo:rsid="00138408" officeooo:paragraph-rsid="00138408"/>
    </style:style>
    <style:style style:name="P38" style:family="paragraph" style:parent-style-name="Table_20_Contents">
      <style:text-properties fo:language="de" fo:country="DE" officeooo:rsid="001e3b23" officeooo:paragraph-rsid="001e3b23"/>
    </style:style>
    <style:style style:name="P39" style:family="paragraph" style:parent-style-name="Table_20_Contents">
      <style:text-properties fo:language="de" fo:country="DE" officeooo:rsid="0009fbe0" officeooo:paragraph-rsid="0009fbe0"/>
    </style:style>
    <style:style style:name="P40" style:family="paragraph" style:parent-style-name="Table_20_Contents">
      <style:text-properties fo:language="de" fo:country="DE" officeooo:rsid="00057a77" officeooo:paragraph-rsid="00057a77"/>
    </style:style>
    <style:style style:name="P41" style:family="paragraph" style:parent-style-name="Table_20_Contents">
      <style:text-properties fo:language="de" fo:country="DE" officeooo:rsid="002598a9" officeooo:paragraph-rsid="002598a9"/>
    </style:style>
    <style:style style:name="P42" style:family="paragraph" style:parent-style-name="Table_20_Contents">
      <style:text-properties fo:language="de" fo:country="DE" fo:font-style="italic" officeooo:rsid="002598a9" officeooo:paragraph-rsid="002598a9" style:font-style-asian="italic" style:font-style-complex="italic"/>
    </style:style>
    <style:style style:name="P43" style:family="paragraph" style:parent-style-name="Table_20_Contents">
      <style:text-properties fo:language="de" fo:country="DE" fo:font-style="italic" style:text-underline-style="solid" style:text-underline-width="auto" style:text-underline-color="font-color" officeooo:rsid="002598a9" officeooo:paragraph-rsid="002598a9" style:font-style-asian="italic" style:font-style-complex="italic"/>
    </style:style>
    <style:style style:name="P44" style:family="paragraph" style:parent-style-name="Table_20_Contents">
      <style:text-properties fo:language="de" fo:country="DE" officeooo:rsid="0026c935" officeooo:paragraph-rsid="0026c935"/>
    </style:style>
    <style:style style:name="P45" style:family="paragraph" style:parent-style-name="Table_20_Contents">
      <style:text-properties fo:language="de" fo:country="DE" fo:font-style="normal" officeooo:rsid="0026c935" officeooo:paragraph-rsid="0026c935" style:font-style-asian="normal" style:font-style-complex="normal"/>
    </style:style>
    <style:style style:name="P46" style:family="paragraph" style:parent-style-name="Table_20_Contents">
      <style:text-properties fo:language="de" fo:country="DE" fo:font-style="normal" officeooo:rsid="0026c935" officeooo:paragraph-rsid="0028951e" style:font-style-asian="normal" style:font-style-complex="normal"/>
    </style:style>
    <style:style style:name="P47" style:family="paragraph" style:parent-style-name="Table_20_Contents">
      <style:text-properties fo:language="de" fo:country="DE" fo:font-style="normal" officeooo:rsid="0028951e" officeooo:paragraph-rsid="0028951e" style:font-style-asian="normal" style:font-style-complex="normal"/>
    </style:style>
    <style:style style:name="P48" style:family="paragraph" style:parent-style-name="Standard">
      <style:text-properties fo:language="de" fo:country="DE" officeooo:rsid="00057a77" officeooo:paragraph-rsid="00057a77"/>
    </style:style>
    <style:style style:name="P49" style:family="paragraph" style:parent-style-name="Standard">
      <style:text-properties fo:language="de" fo:country="DE" officeooo:rsid="00232542" officeooo:paragraph-rsid="00232542"/>
    </style:style>
    <style:style style:name="T1" style:family="text">
      <style:text-properties fo:font-style="italic" style:font-style-asian="italic" style:font-style-complex="italic"/>
    </style:style>
    <style:style style:name="T2" style:family="text">
      <style:text-properties fo:font-style="italic" officeooo:rsid="0028951e"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084c21"/>
    </style:style>
    <style:style style:name="T6" style:family="text">
      <style:text-properties officeooo:rsid="000daff4"/>
    </style:style>
    <style:style style:name="T7" style:family="text">
      <style:text-properties officeooo:rsid="00156b21"/>
    </style:style>
    <style:style style:name="T8" style:family="text">
      <style:text-properties officeooo:rsid="00178668"/>
    </style:style>
    <style:style style:name="T9" style:family="text">
      <style:text-properties officeooo:rsid="001d046d"/>
    </style:style>
    <style:style style:name="T10" style:family="text">
      <style:text-properties officeooo:rsid="001e3b23"/>
    </style:style>
    <style:style style:name="T11" style:family="text">
      <style:text-properties officeooo:rsid="001ff561"/>
    </style:style>
    <style:style style:name="T12" style:family="text">
      <style:text-properties officeooo:rsid="0020f229"/>
    </style:style>
    <style:style style:name="T13" style:family="text">
      <style:text-properties officeooo:rsid="00224a81"/>
    </style:style>
    <style:style style:name="T14" style:family="text">
      <style:text-properties officeooo:rsid="00232542"/>
    </style:style>
    <style:style style:name="T15" style:family="text">
      <style:text-properties officeooo:rsid="0023d251"/>
    </style:style>
    <style:style style:name="T16" style:family="text">
      <style:text-properties officeooo:rsid="0028951e"/>
    </style:style>
    <style:style style:name="T17"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flichtenheft</text:p>
      <table:table table:name="Pflichtenheft" table:style-name="Pflichtenheft">
        <table:table-column table:style-name="Pflichtenheft.A"/>
        <table:table-column table:style-name="Pflichtenheft.B"/>
        <table:table-row table:style-name="Pflichtenheft.1">
          <table:table-cell table:style-name="Pflichtenheft.A1" office:value-type="string">
            <text:p text:style-name="P2"><text:span text:style-name="T3">Projekt</text:span>:</text:p>
            <text:p text:style-name="P2">Autor:</text:p>
            <text:p text:style-name="P2">Letzte Änderung:</text:p>
            <text:p text:style-name="P2">Dateiablage:</text:p>
          </table:table-cell>
          <table:table-cell table:style-name="Pflichtenheft.B1" office:value-type="string">
            <text:p text:style-name="P3">IT-Komponentenverwaltung</text:p>
            <text:p text:style-name="P4">IFA11D</text:p>
            <text:p text:style-name="P4">12.05.2014</text:p>
            <text:p text:style-name="P4">https://github.com/Projekt-IFA11D/component<text:span text:style-name="T15">s</text:span></text:p>
          </table:table-cell>
        </table:table-row>
        <table:table-row table:style-name="Pflichtenheft.2">
          <table:table-cell table:style-name="Pflichtenheft.A2" office:value-type="string">
            <text:p text:style-name="P2"><text:span text:style-name="T3">Ziel des Systems</text:span>:</text:p>
            <text:p text:style-name="P2"/>
            <text:p text:style-name="P2"/>
            <text:p text:style-name="P2"/>
            <text:p text:style-name="P2"/>
            <text:p text:style-name="P2"/>
            <text:p text:style-name="P2"/>
            <text:p text:style-name="P2"/>
            <text:p text:style-name="P2"><text:span text:style-name="T4">Anforderungsliste</text:span>:</text:p>
            <text:p text:style-name="P2"/>
            <text:p text:style-name="P2"><text:span text:style-name="T1">Produktfunktionen</text:span>:</text:p>
            <text:p text:style-name="P2"/>
            <text:p text:style-name="P2"/>
            <text:p text:style-name="P5">1.1</text:p>
            <text:p text:style-name="P5"/>
            <text:p text:style-name="P5"/>
            <text:p text:style-name="P5"/>
            <text:p text:style-name="P5">1.2</text:p>
            <text:p text:style-name="P5"/>
            <text:p text:style-name="P5"/>
            <text:p text:style-name="P5"/>
            <text:p text:style-name="P5"/>
            <text:p text:style-name="P5"/>
            <text:p text:style-name="P5"/>
            <text:p text:style-name="P5">1.3</text:p>
            <text:p text:style-name="P5"/>
            <text:p text:style-name="P5"/>
            <text:p text:style-name="P5"/>
            <text:p text:style-name="P5"/>
            <text:p text:style-name="P5"/>
            <text:p text:style-name="P5"/>
            <text:p text:style-name="P5"/>
            <text:p text:style-name="P18">1.4</text:p>
            <text:p text:style-name="P5"/>
            <text:p text:style-name="P5"/>
            <text:p text:style-name="P5"/>
            <text:p text:style-name="P5"/>
            <text:p text:style-name="P5"/>
            <text:p text:style-name="P5"/>
            <text:p text:style-name="P5"/>
            <text:p text:style-name="P2"><text:span text:style-name="T1">Produktdaten</text:span>:</text:p>
            <text:p text:style-name="P2"/>
            <text:p text:style-name="P2"><text:span text:style-name="T1">Leistungsanforderungen</text:span>/<text:span text:style-name="T1">Rahmenbedingungen</text:span>:</text:p>
            <text:p text:style-name="P5">2.1</text:p>
            <text:p text:style-name="P5"/>
            <text:p text:style-name="P5"/>
            <text:p text:style-name="P5"/>
            <text:p text:style-name="P5"/>
            <text:p text:style-name="P5">2.2</text:p>
            <text:p text:style-name="P6"/>
            <text:p text:style-name="P6"/>
            <text:p text:style-name="P7">2.3</text:p>
            <text:p text:style-name="P7"/>
            <text:p text:style-name="P7"/>
            <text:p text:style-name="P7">2.4</text:p>
            <text:p text:style-name="P8"/>
            <text:p text:style-name="P8">2.5</text:p>
            <text:p text:style-name="P10"/>
            <text:p text:style-name="P10"/>
            <text:p text:style-name="P23">2.6</text:p>
            <text:p text:style-name="P10"/>
            <text:p text:style-name="P10">Schnittstellen</text:p>
            <text:p text:style-name="P9">3.1</text:p>
            <text:p text:style-name="P9"/>
            <text:p text:style-name="P10"/>
            <text:p text:style-name="P10"/>
            <text:p text:style-name="P10"/>
            <text:p text:style-name="P31">Infrastruktur</text:p>
            <text:p text:style-name="P24">4.1</text:p>
            <text:p text:style-name="P10"/>
            <text:p text:style-name="P10"/>
            <text:p text:style-name="P10"/>
            <text:p text:style-name="P10"/>
            <text:p text:style-name="P10"/>
            <text:p text:style-name="P25">4.2</text:p>
            <text:p text:style-name="P10"/>
            <text:p text:style-name="P10"/>
            <text:p text:style-name="P10"/>
            <text:p text:style-name="P10"/>
            <text:p text:style-name="P10"/>
            <text:p text:style-name="P26">4.3</text:p>
            <text:p text:style-name="P10"/>
            <text:p text:style-name="P10"/>
            <text:p text:style-name="P10"/>
            <text:p text:style-name="P10"/>
            <text:p text:style-name="P10"/>
            <text:p text:style-name="P10">Termin der Abnahme</text:p>
          </table:table-cell>
          <table:table-cell table:style-name="Pflichtenheft.B2" office:value-type="string">
            <text:p text:style-name="P4">Realisierung einer IT-gestützte<text:span text:style-name="T5">n</text:span> Verwaltung aller IT-Komponenten an der Marti<text:span text:style-name="T5">n</text:span>-Segitz-Schule, BSIII.</text:p>
            <text:p text:style-name="P4">Der Zusatznutzen gegenüber dem bisherigen Verfahren besteht darin, die Verwaltung <text:span text:style-name="T6">benutzerfreundlich </text:span>an einem zentralen Ort zu <text:span text:style-name="T6">pflegen</text:span>, Übersichtlichkeit herzustellen und damit Fehlern im Bestand vorzubeugen.</text:p>
            <text:p text:style-name="P4"/>
            <text:p text:style-name="P12">Der funktionale Umfang der Benutzeroberfläche ist im Anhang ersichtlich.</text:p>
            <text:p text:style-name="P12"/>
            <text:p text:style-name="P12"/>
            <text:p text:style-name="P12"/>
            <text:p text:style-name="P12">Die zu speichernden Daten können dem Datenmodell im Anhang entnommen werden.</text:p>
            <text:p text:style-name="P12"/>
            <text:p text:style-name="P13">Erfassung, Bearbeitung, <text:span text:style-name="T7">Löschung und Anzeige</text:span> der Stammdaten/Lieferanten und Räume <text:span text:style-name="T7">(optional Komponentenarten/-attribute) über eine webbasierte Anwendung in Listenform.</text:span></text:p>
            <text:p text:style-name="P13"/>
            <text:p text:style-name="P14">Erfassung von neu eingetroffenen IT Komponenten mit Anzahl, Attributen, Attributswerten in einem benutzerfreundlichen Formular. <text:span text:style-name="T8">Attribute werden automatisch auf Sinnhaftigkeit überprüft. </text:span>Neue Komponenten werden beim Erfassen je nach Zugehörigkeit zugeordnet.</text:p>
            <text:p text:style-name="P14">Einkaufsdatum, Lieferant und eventuelle Zusatzinformationen zu Rechnung oder Gewährleistungen werden ebenfalls gespeichert.</text:p>
            <text:p text:style-name="P14"/>
            <text:p text:style-name="P14">Vorhandene Komponenten können über ein Formular beliebig andere<text:span text:style-name="T8">n</text:span> Komponenten und Räume<text:span text:style-name="T8">n</text:span> zugeordn<text:span text:style-name="T8">et oder vorhandene Zuordnungen aufgehoben werden.</text:span></text:p>
            <text:p text:style-name="P17">Nicht zugeordnete Komponenten werden ins Lager transferiert und können von dort ausgemustert werden.</text:p>
            <text:p text:style-name="P17">Zuordnungsvorgänge (Ein-/Aus-/Umbau) werden zeitlich erfasst und sind somit nachvollziehbar festgehalten.</text:p>
            <text:p text:style-name="P15"/>
            <text:p text:style-name="P19">Der komplette erfasste Bestand wird in einem tabellarisch angelegten Formular angezeigt werden, und kann nach beliebigen Kriterien wie z.B. Attributswerden, Datum, Konfiguration, Ausstattung gefiltert werden.</text:p>
            <text:p text:style-name="P19">Detailinformationen zu einzelnen Komponenten können gesondert angezeigt werden.</text:p>
            <text:p text:style-name="P15"/>
            <text:p text:style-name="P15"/>
            <text:p text:style-name="P5"/>
            <text:p text:style-name="P5"/>
            <text:p text:style-name="P5"/>
            <text:p text:style-name="P5"/>
            <text:p text:style-name="P5"/>
            <text:p text:style-name="P5">Entwicklung einer webbasierten Anwendung mit PHP <text:span text:style-name="T12">serverseitig</text:span>, <text:span text:style-name="T12">HTML und JavaScript im frontend clientseitig.</text:span></text:p>
            <text:p text:style-name="P38">Die Anwendung wird für eine Client-Server Umgebung in der Martin-Segitz-Schule B3 Fürth entwickelt.</text:p>
            <text:p text:style-name="P29"/>
            <text:p text:style-name="P22">Zentrale und konsistente Speicherung der Daten in einer MySQL Datenbank unter dem Betriebssystem Windows Server 2008.</text:p>
            <text:p text:style-name="P11"/>
            <text:p text:style-name="P20">Identische <text:span text:style-name="T13">Komponenten</text:span> werden möglichst einfach <text:span text:style-name="T10">und mit wenig Arbeits- und Zeitaufwand </text:span>angelegt.</text:p>
            <text:p text:style-name="P28"/>
            <text:p text:style-name="P20">Vorhandene Komponenten können nachträglich vervielfacht werden.</text:p>
            <text:p text:style-name="P20"/>
            <text:p text:style-name="P22">Die Anwendung auf der Benutzerseite ist ausgelegt für einen aktuellen Internet <text:span text:style-name="T12">Explorer</text:span>.</text:p>
            <text:p text:style-name="P22"/>
            <text:p text:style-name="P21"><text:span text:style-name="T11">Die </text:span>Dokumentation des Quellcode<text:span text:style-name="T9">s erfolgt nach der </text:span>ISO 9001 <text:span text:style-name="T11">Norm.</text:span></text:p>
            <text:p text:style-name="P11"/>
            <text:p text:style-name="P11"/>
            <text:p text:style-name="P11">Informationsabfrage</text:p>
            <text:list xml:id="list3194895161037864311" text:style-name="L1">
              <text:list-item>
                <text:p text:style-name="P32">Raumweise Erfassung von Komponenten und Komplettsystemen</text:p>
              </text:list-item>
              <text:list-item>
                <text:p text:style-name="P35">Bestands/Inventarliste <text:span text:style-name="T14">als druckbare Version verfügbar und </text:span>exportierbar <text:span text:style-name="T14">im csv-Format</text:span></text:p>
              </text:list-item>
            </text:list>
            <text:p text:style-name="P16"/>
            <text:p text:style-name="P41"/>
            <text:p text:style-name="P42"><text:span text:style-name="T17">Unterrichtsnetz</text:span> (wlan)</text:p>
            <text:p text:style-name="P45">VLAN1 </text:p>
            <text:p text:style-name="P46"><text:span text:style-name="T2">Betriebssystem</text:span><text:span text:style-name="T16">: Windows Server </text:span>2008 </text:p>
            <text:p text:style-name="P46"><text:span text:style-name="T2">Dienste</text:span><text:span text:style-name="T16">: Apache </text:span>Webserver, Domaincontroller, A<text:span text:style-name="T16">ctive</text:span>D<text:span text:style-name="T16">irectory</text:span></text:p>
            <text:p text:style-name="P45"><text:span text:style-name="T1">Benutzer/</text:span><text:span text:style-name="T2">Client</text:span>: Systembetreuung, Lehrer/Schüler Clients </text:p>
            <text:p text:style-name="P46">Access Point WPA2 (Lehrer/Schüler Clients)</text:p>
            <text:p text:style-name="P45"/>
            <text:p text:style-name="P43">Verwaltungsnetz</text:p>
            <text:p text:style-name="P45">VLAN 2</text:p>
            <text:p text:style-name="P46"><text:span text:style-name="T2">Betriebssystem</text:span><text:span text:style-name="T16">: Windows Server </text:span>2008</text:p>
            <text:p text:style-name="P46"><text:span text:style-name="T2">Dienste</text:span><text:span text:style-name="T16">: Datenbankserver MySQL v5.6.17.0</text:span></text:p>
            <text:p text:style-name="P45"><text:span text:style-name="T1">Benutzer/</text:span><text:span text:style-name="T2">Client</text:span>: Schulleiter, Sekretariat </text:p>
            <text:p text:style-name="P45"/>
            <text:p text:style-name="P47"/>
            <text:p text:style-name="P41">Benutzerverwaltung</text:p>
            <text:p text:style-name="P41">Server (netz,os,ip,dienste)</text:p>
            <text:p text:style-name="P44">im unterrichtsnetz, hat windows server 2008, domain controller</text:p>
            <text:p text:style-name="P41">Client (netz,os,IE,benutzer)</text:p>
            <text:p text:style-name="P41"/>
            <text:p text:style-name="P16"/>
          </table:table-cell>
        </table:table-row>
      </table:table>
      <text:p text:style-name="P48"/>
      <text:p text:style-name="P48"/>
      <text:p text:style-name="P48"/>
      <text:p text:style-name="P48"/>
      <text:p text:style-name="P48"/>
      <text:p text:style-name="P49">Die unterschreibenden Personen versichern, dass die in diesem Dokument aufgestelllten Anforderungen das zu entwickelnde System vollständig beschreiben. Es sind zum Zeitpunkt der Unterschriftsleistung keine weiteren Anforderungen bekannt, die nicht in diesem Dokument beschrieben wurden. </text:p>
      <text:p text:style-name="P49">Es gelten keinerlei Anforderungen, die weiteren Dokumenten beschrieben werden, außer dieser detaillieren die im Pflichtenheft bestehenden Anforderungen.</text:p>
      <text:p text:style-name="P49">Zusätzliche Anforderungen oder Änderungen an den bestehenden Anforderungen bedürfen der Schriftform.</text:p>
      <text:p text:style-name="P49"/>
      <text:p text:style-name="P49">Projekt-Aufraggeber</text:p>
      <text:p text:style-name="P49"><text:s text:c="32"/>__________________________________________________________</text:p>
      <text:p text:style-name="P49"><text:s text:c="32"/>Ort, Datum, Unterschrift</text:p>
      <text:p text:style-name="P49">Projekt-Leitung</text:p>
      <text:p text:style-name="P49"><text:s text:c="32"/>__________________________________________________________</text:p>
      <text:p text:style-name="P49"><text:s text:c="32"/>Ort, Datum, 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ilian Meister</meta:initial-creator>
    <meta:creation-date>2014-05-12T08:32:13.385097338</meta:creation-date>
    <dc:date>2014-05-12T14:32:40.821808357</dc:date>
    <dc:creator>Maximilian Meister</dc:creator>
    <meta:editing-duration>PT4H56M11S</meta:editing-duration>
    <meta:editing-cycles>25</meta:editing-cycles>
    <meta:generator>LibreOffice/4.1.5.3$Linux_X86_64 LibreOffice_project/410m0$Build-3</meta:generator>
    <meta:document-statistic meta:table-count="1" meta:image-count="0" meta:object-count="0" meta:page-count="1" meta:paragraph-count="77" meta:word-count="442" meta:character-count="4132" meta:non-whitespace-character-count="3636"/>
  </office:meta>
</office:document-meta>
</file>